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0137e1" officeooo:paragraph-rsid="000137e1" style:font-weight-asian="bold" style:font-weight-complex="bold"/>
    </style:style>
    <style:style style:name="P2" style:family="paragraph" style:parent-style-name="Standard">
      <style:paragraph-properties fo:text-align="justify" style:justify-single-word="false"/>
      <style:text-properties fo:font-weight="bold" officeooo:rsid="000137e1" officeooo:paragraph-rsid="000137e1" style:font-weight-asian="bold" style:font-weight-complex="bold"/>
    </style:style>
    <style:style style:name="P3" style:family="paragraph" style:parent-style-name="Standard">
      <style:paragraph-properties fo:text-align="justify" style:justify-single-word="false"/>
      <style:text-properties fo:language="en" fo:country="US" fo:font-weight="normal" officeooo:rsid="000137e1" officeooo:paragraph-rsid="000137e1" style:font-weight-asian="normal" style:font-weight-complex="normal"/>
    </style:style>
    <style:style style:name="P4" style:family="paragraph" style:parent-style-name="Standard">
      <style:paragraph-properties fo:text-align="justify" style:justify-single-word="false"/>
      <style:text-properties fo:font-weight="normal" officeooo:rsid="000137e1" officeooo:paragraph-rsid="000137e1" style:font-weight-asian="normal" style:font-weight-complex="normal"/>
    </style:style>
    <style:style style:name="P5" style:family="paragraph" style:parent-style-name="Standard">
      <style:paragraph-properties fo:text-align="justify" style:justify-single-word="false"/>
      <style:text-properties fo:language="en" fo:country="US" fo:font-weight="normal" officeooo:rsid="0001e5e2" officeooo:paragraph-rsid="0001e5e2" style:font-weight-asian="normal" style:font-weight-complex="normal"/>
    </style:style>
    <style:style style:name="P6" style:family="paragraph" style:parent-style-name="Standard">
      <style:paragraph-properties fo:text-align="justify" style:justify-single-word="false"/>
      <style:text-properties fo:font-weight="normal" officeooo:rsid="0001e5e2" officeooo:paragraph-rsid="0001e5e2" style:font-weight-asian="normal" style:font-weight-complex="normal"/>
    </style:style>
    <style:style style:name="P7" style:family="paragraph" style:parent-style-name="Standard">
      <style:paragraph-properties fo:text-align="justify" style:justify-single-word="false"/>
      <style:text-properties fo:font-weight="normal" officeooo:rsid="00021334" officeooo:paragraph-rsid="00021334" style:font-weight-asian="normal" style:font-weight-complex="normal"/>
    </style:style>
    <style:style style:name="T1" style:family="text">
      <style:text-properties officeooo:rsid="0001e5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hantom Punch</text:p>
      <text:p text:style-name="P2"/>
      <text:p text:style-name="P2">Diapo 1 :</text:p>
      <text:p text:style-name="P3">Hello everyone, we’re going to present you “The Phantom Punch”, a photograph taken by Neil Leifer on May 25, 1965.</text:p>
      <text:p text:style-name="P4"/>
      <text:p text:style-name="P2">Diapo 2 :</text:p>
      <text:p text:style-name="P3">First off, the context. On May 25, 1965, two boxers competed for boxing’s world heavyweight championship: Sonny Liston, heavyweight world champion at the time, and Cassius Clay, later known as Muhammad Ali. This was the second and last fight of the championship. To everyone’s surprise, Clay knocked out Liston with a single punch, <text:span text:style-name="T1">called the “phantom punch”, successfully winning the championship and becoming world champion.</text:span></text:p>
      <text:p text:style-name="P5">The match was so short that many claimed it was fixed, and that Liston faked a knock out. This made the match one of the most controversial of sports history.</text:p>
      <text:p text:style-name="P5">On this photograph by Leifer, we can see Clay standing, yelling at Liston to get up and fight.</text:p>
      <text:p text:style-name="P4"/>
      <text:p text:style-name="P2">Diapo 3 :</text:p>
      <text:p text:style-name="P6">This photograph is considered one of the most iconic of sports history, if not the most. It was used as the cover of sports magazines. Many things make it iconic.</text:p>
      <text:p text:style-name="P6">First, it shows Ali standing victorious, in a position of power, while his opponent, former world champion, is knocked out on the ground. That sight makes us feel Ali’s power, confidence and his rising influence.</text:p>
      <text:p text:style-name="P6">Second of all, the phtotgraph itself is very well made: it’s perfectly framed, and captures the perfect instant of the scene where Ali yells at his opponent to get up. You can see the skills of the photographer.</text:p>
      <text:p text:style-name="P6">Lastly, it reminds us the very controversial event that happened on this day, and its importance for sports.</text:p>
      <text:p text:style-name="P4"/>
      <text:p text:style-name="P2">Diapo 4 :</text:p>
      <text:p text:style-name="P6">Even nowadays, this photograph remains a very powerful icon.</text:p>
      <text:p text:style-name="P6">Debates on the legitimity of the fight still take place.</text:p>
      <text:p text:style-name="P7">This photograph is still viewed as one of the greatest of all sports history, depicting an important event of the time.</text:p>
      <text:p text:style-name="P7">It also has a very strong cultural meaning: Ali’s rise represents the empowerment of the black civil rights movement and is an icon of the Pop cul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3:15:07.153000000</meta:creation-date>
    <dc:date>2025-02-13T13:45:18.077000000</dc:date>
    <meta:editing-duration>PT4M51S</meta:editing-duration>
    <meta:editing-cycles>1</meta:editing-cycles>
    <meta:document-statistic meta:table-count="0" meta:image-count="0" meta:object-count="0" meta:page-count="1" meta:paragraph-count="17" meta:word-count="336" meta:character-count="1924" meta:non-whitespace-character-count="1605"/>
    <meta:generator>LibreOffice/24.8.4.2$Windows_X86_64 LibreOffice_project/bb3cfa12c7b1bf994ecc5649a80400d06cd71002</meta:generator>
  </office:meta>
</office:document-meta>
</file>